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nse Time (0-90 degrees): 400ms<text:line-break/>tau = 1/5 response time = 80ms = 0.8sec</text:p>
      <text:p text:style-name="P1">poles at -12.5 and 0? <text:span text:style-name="T2">K</text:span><text:span text:style-name="T1">i</text:span><text:span text:style-name="T2">/K</text:span><text:span text:style-name="T1">p</text:span> = 6.25?<text:line-break/></text:p>
      <text:p text:style-name="P1">G<text:span text:style-name="T1">p</text:span><text:span text:style-name="T2">(s) = t / (s + 1/t) = .08 / (s + 12.5)<text:line-break/><text:line-break/>G</text:span><text:span text:style-name="T1">c</text:span><text:span text:style-name="T2">(s) = K</text:span><text:span text:style-name="T1">i</text:span><text:span text:style-name="T2">(s + K</text:span><text:span text:style-name="T1">i</text:span><text:span text:style-name="T2">/K</text:span><text:span text:style-name="T1">p</text:span><text:span text:style-name="T2">)/s = K</text:span><text:span text:style-name="T1">i</text:span><text:span text:style-name="T2">(s + 6.25)/s</text:span></text:p>
      <text:p text:style-name="P1"><text:span text:style-name="T2"/></text:p>
      <text:p text:style-name="P1"><text:span text:style-name="T2">G(s) = K</text:span><text:span text:style-name="T1">i</text:span><text:span text:style-name="T2">((s + 6.25)/s)(.08 / (s + 12.5)) = (.08s + 0.5) / (s</text:span><text:span text:style-name="T3">2</text:span><text:span text:style-name="T2"> + 12.5s) <text:line-break/><text:line-break/>K = -1/G(s) = - s</text:span><text:span text:style-name="T3">2</text:span><text:span text:style-name="T2"> + 12.5s / .08s + 0.5 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15:28:28</meta:creation-date>
    <dc:date>2014-03-15T15:43:00</dc:date>
    <meta:editing-duration>P0D</meta:editing-duration>
    <meta:editing-cycles>1</meta:editing-cycles>
    <meta:document-statistic meta:table-count="0" meta:image-count="0" meta:object-count="0" meta:page-count="1" meta:paragraph-count="4" meta:word-count="73" meta:character-count="310" meta:non-whitespace-character-count="233"/>
    <meta:generator>LibreOffice/3.5$Linux_X86_64 LibreOffice_project/350m1$Build-2</meta:generator>
  </office:meta>
</office:document-meta>
</file>